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01 results.B1:results.B1 results.B2:results.B101 results.A2:results.A101 results.C1:results.C1 results.C2:results.C101 results.A2:results.A101 results.D1:results.D1 results.D2:results.D101 results.A2:results.A101 results.E1:results.E1 results.E2:results.E10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6706021251476" calcext:value-type="float">
            <text:p>0.5667060213</text:p>
          </table:table-cell>
          <table:table-cell table:number-columns-repeated="2"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9834710743802" calcext:value-type="float">
            <text:p>0.6198347107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63164108618654" calcext:value-type="float">
            <text:p>0.5631641086</text:p>
          </table:table-cell>
          <table:table-cell table:number-columns-repeated="2"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603305785123967" calcext:value-type="float">
            <text:p>0.6033057851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9067296340024" calcext:value-type="float">
            <text:p>0.56906729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44273907910272" calcext:value-type="float">
            <text:p>0.5442739079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3164108618654" calcext:value-type="float">
            <text:p>0.56316410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77331759149941" calcext:value-type="float">
            <text:p>0.5773317591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9693034238489" calcext:value-type="float">
            <text:p>0.5796930342</text:p>
          </table:table-cell>
          <table:table-cell table:number-columns-repeated="2" office:value-type="float" office:value="0.551357733175915" calcext:value-type="float">
            <text:p>0.5513577332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577331759149941" calcext:value-type="float">
            <text:p>0.5773317591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198347107438" calcext:value-type="float">
            <text:p>0.5619834711</text:p>
          </table:table-cell>
          <table:table-cell table:number-columns-repeated="2"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604486422668241" calcext:value-type="float">
            <text:p>0.604486422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629279811098" calcext:value-type="float">
            <text:p>0.6162927981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66706021251476" calcext:value-type="float">
            <text:p>0.56670602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9551357733176" calcext:value-type="float">
            <text:p>0.53955135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39905548996458" calcext:value-type="float">
            <text:p>0.639905549</text:p>
          </table:table-cell>
          <table:table-cell office:value-type="float" office:value="0.631641086186541" calcext:value-type="float">
            <text:p>0.6316410862</text:p>
          </table:table-cell>
          <table:table-cell office:value-type="float" office:value="0.584415584415584" calcext:value-type="float">
            <text:p>0.5844155844</text:p>
          </table:table-cell>
          <table:table-cell table:number-columns-repeated="2"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13931523022432" calcext:value-type="float">
            <text:p>0.613931523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03305785123967" calcext:value-type="float">
            <text:p>0.6033057851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3482880755608" calcext:value-type="float">
            <text:p>0.5348288076</text:p>
          </table:table-cell>
          <table:table-cell table:number-columns-repeated="3"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635182998819" calcext:value-type="float">
            <text:p>0.546635183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3093270365998" calcext:value-type="float">
            <text:p>0.5430932704</text:p>
          </table:table-cell>
          <table:table-cell office:value-type="float" office:value="0.533648170011806" calcext:value-type="float">
            <text:p>0.5336481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91499409681228" calcext:value-type="float">
            <text:p>0.5914994097</text:p>
          </table:table-cell>
          <table:table-cell table:number-columns-repeated="2" office:value-type="float" office:value="0.585596221959858" calcext:value-type="float">
            <text:p>0.585596222</text:p>
          </table:table-cell>
          <table:table-cell office:value-type="float" office:value="0.580873671782763" calcext:value-type="float">
            <text:p>0.58087367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50177095631641" calcext:value-type="float">
            <text:p>0.55017709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69067296340024" calcext:value-type="float">
            <text:p>0.5690672963</text:p>
          </table:table-cell>
          <table:table-cell table:number-columns-repeated="2"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76151121605667" calcext:value-type="float">
            <text:p>0.57615112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4628099173554" calcext:value-type="float">
            <text:p>0.6446280992</text:p>
          </table:table-cell>
          <table:table-cell office:value-type="float" office:value="0.625737898465171" calcext:value-type="float">
            <text:p>0.6257378985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3860684769776" calcext:value-type="float">
            <text:p>0.59386068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05667060212515" calcext:value-type="float">
            <text:p>0.6056670602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4970484061393" calcext:value-type="float">
            <text:p>0.57497048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38724911452184" calcext:value-type="float">
            <text:p>0.638724911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85596221959858" calcext:value-type="float">
            <text:p>0.585596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3719008264463" calcext:value-type="float">
            <text:p>0.5537190083</text:p>
          </table:table-cell>
          <table:table-cell office:value-type="float" office:value="0.551357733175915" calcext:value-type="float">
            <text:p>0.55135773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5737898465171" calcext:value-type="float">
            <text:p>0.6257378985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605667060212515" calcext:value-type="float">
            <text:p>0.60566706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4486422668241" calcext:value-type="float">
            <text:p>0.6044864227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29279811097993" calcext:value-type="float">
            <text:p>0.6292798111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72609208972845" calcext:value-type="float">
            <text:p>0.57260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24557260920897" calcext:value-type="float">
            <text:p>0.6245572609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78512396694215" calcext:value-type="float">
            <text:p>0.57851239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70247933884297" calcext:value-type="float">
            <text:p>0.5702479339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1428571428571" calcext:value-type="float">
            <text:p>0.5714285714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87957497048406" calcext:value-type="float">
            <text:p>0.587957497</text:p>
          </table:table-cell>
          <table:table-cell table:number-columns-repeated="2" office:value-type="float" office:value="0.571428571428571" calcext:value-type="float">
            <text:p>0.5714285714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198347107438" calcext:value-type="float">
            <text:p>0.5619834711</text:p>
          </table:table-cell>
          <table:table-cell table:number-columns-repeated="2" office:value-type="float" office:value="0.557260920897285" calcext:value-type="float">
            <text:p>0.5572609209</text:p>
          </table:table-cell>
          <table:table-cell office:value-type="float" office:value="0.538370720188902" calcext:value-type="float">
            <text:p>0.53837072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8996458087367" calcext:value-type="float">
            <text:p>0.5489964581</text:p>
          </table:table-cell>
          <table:table-cell table:number-columns-repeated="2" office:value-type="float" office:value="0.546635182998819" calcext:value-type="float">
            <text:p>0.5466351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3164108618654" calcext:value-type="float">
            <text:p>0.5631641086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9279811097993" calcext:value-type="float">
            <text:p>0.6292798111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6706021251476" calcext:value-type="float">
            <text:p>0.56670602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0873671782763" calcext:value-type="float">
            <text:p>0.5808736718</text:p>
          </table:table-cell>
          <table:table-cell table:number-columns-repeated="2" office:value-type="float" office:value="0.566706021251476" calcext:value-type="float">
            <text:p>0.5667060213</text:p>
          </table:table-cell>
          <table:table-cell table:number-columns-repeated="2"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3648170011806" calcext:value-type="float">
            <text:p>0.5336481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577331759149941" calcext:value-type="float">
            <text:p>0.5773317591</text:p>
          </table:table-cell>
          <table:table-cell office:value-type="float" office:value="0.544273907910272" calcext:value-type="float">
            <text:p>0.5442739079</text:p>
          </table:table-cell>
          <table:table-cell table:number-columns-repeated="2"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6706021251476" calcext:value-type="float">
            <text:p>0.5667060213</text:p>
          </table:table-cell>
          <table:table-cell table:number-columns-repeated="2" office:value-type="float" office:value="0.548996458087367" calcext:value-type="float">
            <text:p>0.54899645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44273907910272" calcext:value-type="float">
            <text:p>0.54427390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7473435655254" calcext:value-type="float">
            <text:p>0.6174734357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63164108618654" calcext:value-type="float">
            <text:p>0.5631641086</text:p>
          </table:table-cell>
          <table:table-cell office:value-type="float" office:value="0.553719008264463" calcext:value-type="float">
            <text:p>0.5537190083</text:p>
          </table:table-cell>
          <table:table-cell office:value-type="float" office:value="0.552538370720189" calcext:value-type="float">
            <text:p>0.5525383707</text:p>
          </table:table-cell>
          <table:table-cell office:value-type="float" office:value="0.551357733175915" calcext:value-type="float">
            <text:p>0.5513577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2195985832349" calcext:value-type="float">
            <text:p>0.6221959858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9622195985832" calcext:value-type="float">
            <text:p>0.5596221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51357733175915" calcext:value-type="float">
            <text:p>0.5513577332</text:p>
          </table:table-cell>
          <table:table-cell office:value-type="float" office:value="0.545454545454545" calcext:value-type="float">
            <text:p>0.5454545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8654073199528" calcext:value-type="float">
            <text:p>0.6186540732</text:p>
          </table:table-cell>
          <table:table-cell office:value-type="float" office:value="0.617473435655254" calcext:value-type="float">
            <text:p>0.6174734357</text:p>
          </table:table-cell>
          <table:table-cell table:number-columns-repeated="2" office:value-type="float" office:value="0.602125147579693" calcext:value-type="float">
            <text:p>0.6021251476</text:p>
          </table:table-cell>
          <table:table-cell office:value-type="float" office:value="0.586776859504132" calcext:value-type="float">
            <text:p>0.58677685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3376623376623" calcext:value-type="float">
            <text:p>0.6233766234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4899645808737" calcext:value-type="float">
            <text:p>0.5548996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3164108618654" calcext:value-type="float">
            <text:p>0.5631641086</text:p>
          </table:table-cell>
          <table:table-cell table:number-columns-repeated="2"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96221959858324" calcext:value-type="float">
            <text:p>0.5962219599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3931523022432" calcext:value-type="float">
            <text:p>0.613931523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600944510035419" calcext:value-type="float">
            <text:p>0.60094451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3789846517119" calcext:value-type="float">
            <text:p>0.57378984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79693034238489" calcext:value-type="float">
            <text:p>0.5796930342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9622195985832" calcext:value-type="float">
            <text:p>0.559622196</text:p>
          </table:table-cell>
          <table:table-cell table:number-columns-repeated="2"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600944510035419" calcext:value-type="float">
            <text:p>0.60094451</text:p>
          </table:table-cell>
          <table:table-cell table:number-columns-repeated="2" office:value-type="float" office:value="0.573789846517119" calcext:value-type="float">
            <text:p>0.5737898465</text:p>
          </table:table-cell>
          <table:table-cell office:value-type="float" office:value="0.565525383707202" calcext:value-type="float">
            <text:p>0.56552538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9622195985832" calcext:value-type="float">
            <text:p>0.559622196</text:p>
          </table:table-cell>
          <table:table-cell office:value-type="float" office:value="0.556080283353011" calcext:value-type="float">
            <text:p>0.5560802834</text:p>
          </table:table-cell>
          <table:table-cell office:value-type="float" office:value="0.550177095631641" calcext:value-type="float">
            <text:p>0.5501770956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3789846517119" calcext:value-type="float">
            <text:p>0.5737898465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6080283353011" calcext:value-type="float">
            <text:p>0.556080283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3093270365998" calcext:value-type="float">
            <text:p>0.54309327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2125147579693" calcext:value-type="float">
            <text:p>0.6021251476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74970484061393" calcext:value-type="float">
            <text:p>0.5749704841</text:p>
          </table:table-cell>
          <table:table-cell table:number-columns-repeated="2"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99763872491145" calcext:value-type="float">
            <text:p>0.5997638725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47815820543093" calcext:value-type="float">
            <text:p>0.5478158205</text:p>
          </table:table-cell>
          <table:table-cell office:value-type="float" office:value="0.545454545454545" calcext:value-type="float">
            <text:p>0.5454545455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76151121605667" calcext:value-type="float">
            <text:p>0.5761511216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0177095631641" calcext:value-type="float">
            <text:p>0.5501770956</text:p>
          </table:table-cell>
          <table:table-cell office:value-type="float" office:value="0.544273907910272" calcext:value-type="float">
            <text:p>0.5442739079</text:p>
          </table:table-cell>
          <table:table-cell office:value-type="float" office:value="0.54073199527745" calcext:value-type="float">
            <text:p>0.54073199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6788665879575" calcext:value-type="float">
            <text:p>0.5678866588</text:p>
          </table:table-cell>
          <table:table-cell office:value-type="float" office:value="0.560802833530106" calcext:value-type="float">
            <text:p>0.5608028335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038961038961" calcext:value-type="float">
            <text:p>0.6103896104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5596221959858" calcext:value-type="float">
            <text:p>0.585596222</text:p>
          </table:table-cell>
          <table:table-cell office:value-type="float" office:value="0.578512396694215" calcext:value-type="float">
            <text:p>0.5785123967</text:p>
          </table:table-cell>
          <table:table-cell office:value-type="float" office:value="0.56788665879575" calcext:value-type="float">
            <text:p>0.56788665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06847697756789" calcext:value-type="float">
            <text:p>0.6068476978</text:p>
          </table:table-cell>
          <table:table-cell office:value-type="float" office:value="0.584415584415584" calcext:value-type="float">
            <text:p>0.5844155844</text:p>
          </table:table-cell>
          <table:table-cell office:value-type="float" office:value="0.548996458087367" calcext:value-type="float">
            <text:p>0.5489964581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2467532467532" calcext:value-type="float">
            <text:p>0.53246753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64344746162928" calcext:value-type="float">
            <text:p>0.5643447462</text:p>
          </table:table-cell>
          <table:table-cell office:value-type="float" office:value="0.547815820543093" calcext:value-type="float">
            <text:p>0.5478158205</text:p>
          </table:table-cell>
          <table:table-cell office:value-type="float" office:value="0.539551357733176" calcext:value-type="float">
            <text:p>0.5395513577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6009445100354" calcext:value-type="float">
            <text:p>0.53600944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8028335301063" calcext:value-type="float">
            <text:p>0.6080283353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41912632821724" calcext:value-type="float">
            <text:p>0.5419126328</text:p>
          </table:table-cell>
          <table:table-cell office:value-type="float" office:value="0.537190082644628" calcext:value-type="float">
            <text:p>0.53719008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57260920897285" calcext:value-type="float">
            <text:p>0.5572609209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92680047225502" calcext:value-type="float">
            <text:p>0.5926800472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82054309327037" calcext:value-type="float">
            <text:p>0.5820543093</text:p>
          </table:table-cell>
          <table:table-cell office:value-type="float" office:value="0.547815820543093" calcext:value-type="float">
            <text:p>0.54781582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87957497048406" calcext:value-type="float">
            <text:p>0.587957497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58441558441558" calcext:value-type="float">
            <text:p>0.55844155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1086186540732" calcext:value-type="float">
            <text:p>0.6410861865</text:p>
          </table:table-cell>
          <table:table-cell office:value-type="float" office:value="0.586776859504132" calcext:value-type="float">
            <text:p>0.5867768595</text:p>
          </table:table-cell>
          <table:table-cell office:value-type="float" office:value="0.574970484061393" calcext:value-type="float">
            <text:p>0.5749704841</text:p>
          </table:table-cell>
          <table:table-cell office:value-type="float" office:value="0.572609208972845" calcext:value-type="float">
            <text:p>0.572609209</text:p>
          </table:table-cell>
          <table:table-cell office:value-type="float" office:value="0.552538370720189" calcext:value-type="float">
            <text:p>0.55253837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.577331759149941" calcext:value-type="float">
            <text:p>0.5773317591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4899645808737" calcext:value-type="float">
            <text:p>0.5548996458</text:p>
          </table:table-cell>
          <table:table-cell office:value-type="float" office:value="0.553719008264463" calcext:value-type="float">
            <text:p>0.55371900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1570247933884" calcext:value-type="float">
            <text:p>0.6115702479</text:p>
          </table:table-cell>
          <table:table-cell office:value-type="float" office:value="0.593860684769776" calcext:value-type="float">
            <text:p>0.5938606848</text:p>
          </table:table-cell>
          <table:table-cell office:value-type="float" office:value="0.58323494687131" calcext:value-type="float">
            <text:p>0.5832349469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9504132231405" calcext:value-type="float">
            <text:p>0.5950413223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8913813459268" calcext:value-type="float">
            <text:p>0.5891381346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629279811098" calcext:value-type="float">
            <text:p>0.6162927981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612750885478158" calcext:value-type="float">
            <text:p>0.6127508855</text:p>
          </table:table-cell>
          <table:table-cell office:value-type="float" office:value="0.609208972845337" calcext:value-type="float">
            <text:p>0.6092089728</text:p>
          </table:table-cell>
          <table:table-cell office:value-type="float" office:value="0.608028335301063" calcext:value-type="float">
            <text:p>0.60802833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15112160566706" calcext:value-type="float">
            <text:p>0.6151121606</text:p>
          </table:table-cell>
          <table:table-cell office:value-type="float" office:value="0.597402597402597" calcext:value-type="float">
            <text:p>0.5974025974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5525383707202" calcext:value-type="float">
            <text:p>0.5655253837</text:p>
          </table:table-cell>
          <table:table-cell office:value-type="float" office:value="0.56198347107438" calcext:value-type="float">
            <text:p>0.56198347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1499409681228" calcext:value-type="float">
            <text:p>0.5914994097</text:p>
          </table:table-cell>
          <table:table-cell office:value-type="float" office:value="0.569067296340024" calcext:value-type="float">
            <text:p>0.5690672963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58441558441558" calcext:value-type="float">
            <text:p>0.5584415584</text:p>
          </table:table-cell>
          <table:table-cell office:value-type="float" office:value="0.557260920897285" calcext:value-type="float">
            <text:p>0.55726092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90318772136954" calcext:value-type="float">
            <text:p>0.5903187721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198347107438" calcext:value-type="float">
            <text:p>0.5619834711</text:p>
          </table:table-cell>
          <table:table-cell office:value-type="float" office:value="0.538370720188902" calcext:value-type="float">
            <text:p>0.5383707202</text:p>
          </table:table-cell>
          <table:table-cell office:value-type="float" office:value="0.53482880755608" calcext:value-type="float">
            <text:p>0.53482880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24557260920897" calcext:value-type="float">
            <text:p>0.6245572609</text:p>
          </table:table-cell>
          <table:table-cell office:value-type="float" office:value="0.598583234946871" calcext:value-type="float">
            <text:p>0.5985832349</text:p>
          </table:table-cell>
          <table:table-cell office:value-type="float" office:value="0.580873671782763" calcext:value-type="float">
            <text:p>0.5808736718</text:p>
          </table:table-cell>
          <table:table-cell office:value-type="float" office:value="0.566706021251476" calcext:value-type="float">
            <text:p>0.5667060213</text:p>
          </table:table-cell>
          <table:table-cell office:value-type="float" office:value="0.560802833530106" calcext:value-type="float">
            <text:p>0.5608028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07:17.992543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09:38.408065038</dc:date>
    <meta:editing-duration>PT2M35S</meta:editing-duration>
    <meta:editing-cycles>2</meta:editing-cycles>
    <meta:generator>LibreOffice/5.1.6.2$Linux_X86_64 LibreOffice_project/1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01 results.B1:results.F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8" chart:values-cell-range-address="results.C2:results.C101" chart:label-cell-address="results.C1:results.C1" chart:class="chart:scatter">
            <chart:data-point chart:repeated="100"/>
          </chart:series>
          <chart:series chart:style-name="ch9" chart:values-cell-range-address="results.D2:results.D101" chart:label-cell-address="results.D1:results.D1" chart:class="chart:scatter">
            <chart:data-point chart:repeated="100"/>
          </chart:series>
          <chart:series chart:style-name="ch10" chart:values-cell-range-address="results.E2:results.E101" chart:label-cell-address="results.E1:results.E1" chart:class="chart:scatter">
            <chart:data-point chart:repeated="100"/>
          </chart:series>
          <chart:series chart:style-name="ch11" chart:values-cell-range-address="results.F2:results.F101" chart:label-cell-address="results.F1:results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76151121605667">
                <text:p>0.576151121605667</text:p>
                <draw:g>
                  <svg:desc>results.B2:results.B101</svg:desc>
                </draw:g>
              </table:table-cell>
              <table:table-cell office:value-type="float" office:value="0.569067296340024">
                <text:p>0.569067296340024</text:p>
                <draw:g>
                  <svg:desc>results.C2:results.C101</svg:desc>
                </draw:g>
              </table:table-cell>
              <table:table-cell office:value-type="float" office:value="0.566706021251476">
                <text:p>0.566706021251476</text:p>
                <draw:g>
                  <svg:desc>results.D2:results.D101</svg:desc>
                </draw:g>
              </table:table-cell>
              <table:table-cell office:value-type="float" office:value="0.548996458087367">
                <text:p>0.548996458087367</text:p>
                <draw:g>
                  <svg:desc>results.E2:results.E101</svg:desc>
                </draw:g>
              </table:table-cell>
              <table:table-cell office:value-type="float" office:value="0.548996458087367">
                <text:p>0.548996458087367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19834710743802">
                <text:p>0.619834710743802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603305785123967">
                <text:p>0.603305785123967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9067296340024">
                <text:p>0.569067296340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3164108618654">
                <text:p>0.563164108618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61629279811098">
                <text:p>0.6162927981109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6706021251476">
                <text:p>0.566706021251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9551357733176">
                <text:p>0.5395513577331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39905548996458">
                <text:p>0.639905548996458</text:p>
              </table:table-cell>
              <table:table-cell office:value-type="float" office:value="0.631641086186541">
                <text:p>0.631641086186541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613931523022432">
                <text:p>0.613931523022432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603305785123967">
                <text:p>0.603305785123967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3482880755608">
                <text:p>0.53482880755608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46635182998819">
                <text:p>0.54663518299881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33648170011806">
                <text:p>0.53364817001180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0873671782763">
                <text:p>0.5808736717827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50177095631641">
                <text:p>0.5501770956316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32467532467532">
                <text:p>0.532467532467532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76151121605667">
                <text:p>0.576151121605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644628099173554">
                <text:p>0.644628099173554</text:p>
              </table:table-cell>
              <table:table-cell office:value-type="float" office:value="0.625737898465171">
                <text:p>0.625737898465171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3860684769776">
                <text:p>0.5938606847697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5667060212515">
                <text:p>0.605667060212515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4970484061393">
                <text:p>0.5749704840613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638724911452184">
                <text:p>0.638724911452184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85596221959858">
                <text:p>0.585596221959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3719008264463">
                <text:p>0.553719008264463</text:p>
              </table:table-cell>
              <table:table-cell office:value-type="float" office:value="0.551357733175915">
                <text:p>0.551357733175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25737898465171">
                <text:p>0.625737898465171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605667060212515">
                <text:p>0.6056670602125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604486422668241">
                <text:p>0.604486422668241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629279811097993">
                <text:p>0.62927981109799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2609208972845">
                <text:p>0.5726092089728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24557260920897">
                <text:p>0.624557260920897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78512396694215">
                <text:p>0.5785123966942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70247933884297">
                <text:p>0.570247933884297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38370720188902">
                <text:p>0.538370720188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6635182998819">
                <text:p>0.546635182998819</text:p>
              </table:table-cell>
              <table:table-cell office:value-type="float" office:value="0.546635182998819">
                <text:p>0.5466351829988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629279811097993">
                <text:p>0.629279811097993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6706021251476">
                <text:p>0.5667060212514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3648170011806">
                <text:p>0.53364817001180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36009445100354">
                <text:p>0.536009445100354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8996458087367">
                <text:p>0.5489964580873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44273907910272">
                <text:p>0.544273907910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53719008264463">
                <text:p>0.553719008264463</text:p>
              </table:table-cell>
              <table:table-cell office:value-type="float" office:value="0.552538370720189">
                <text:p>0.552538370720189</text:p>
              </table:table-cell>
              <table:table-cell office:value-type="float" office:value="0.551357733175915">
                <text:p>0.551357733175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622195985832349">
                <text:p>0.622195985832349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9622195985832">
                <text:p>0.5596221959858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51357733175915">
                <text:p>0.55135773317591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618654073199528">
                <text:p>0.618654073199528</text:p>
              </table:table-cell>
              <table:table-cell office:value-type="float" office:value="0.617473435655254">
                <text:p>0.617473435655254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6776859504132">
                <text:p>0.586776859504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623376623376623">
                <text:p>0.623376623376623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4899645808737">
                <text:p>0.554899645808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3164108618654">
                <text:p>0.563164108618654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96221959858324">
                <text:p>0.596221959858324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613931523022432">
                <text:p>0.613931523022432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3789846517119">
                <text:p>0.573789846517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79693034238489">
                <text:p>0.579693034238489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43093270365998">
                <text:p>0.543093270365998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600944510035419">
                <text:p>0.60094451003541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65525383707202">
                <text:p>0.5655253837072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9622195985832">
                <text:p>0.559622195985832</text:p>
              </table:table-cell>
              <table:table-cell office:value-type="float" office:value="0.556080283353011">
                <text:p>0.556080283353011</text:p>
              </table:table-cell>
              <table:table-cell office:value-type="float" office:value="0.550177095631641">
                <text:p>0.550177095631641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73789846517119">
                <text:p>0.573789846517119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6080283353011">
                <text:p>0.5560802833530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3093270365998">
                <text:p>0.5430932703659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602125147579693">
                <text:p>0.602125147579693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99763872491145">
                <text:p>0.599763872491145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47815820543093">
                <text:p>0.54781582054309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76151121605667">
                <text:p>0.576151121605667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0177095631641">
                <text:p>0.550177095631641</text:p>
              </table:table-cell>
              <table:table-cell office:value-type="float" office:value="0.544273907910272">
                <text:p>0.544273907910272</text:p>
              </table:table-cell>
              <table:table-cell office:value-type="float" office:value="0.54073199527745">
                <text:p>0.54073199527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6788665879575">
                <text:p>0.56788665879575</text:p>
              </table:table-cell>
              <table:table-cell office:value-type="float" office:value="0.560802833530106">
                <text:p>0.560802833530106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5596221959858">
                <text:p>0.585596221959858</text:p>
              </table:table-cell>
              <table:table-cell office:value-type="float" office:value="0.578512396694215">
                <text:p>0.578512396694215</text:p>
              </table:table-cell>
              <table:table-cell office:value-type="float" office:value="0.56788665879575">
                <text:p>0.567886658795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606847697756789">
                <text:p>0.606847697756789</text:p>
              </table:table-cell>
              <table:table-cell office:value-type="float" office:value="0.584415584415584">
                <text:p>0.584415584415584</text:p>
              </table:table-cell>
              <table:table-cell office:value-type="float" office:value="0.548996458087367">
                <text:p>0.548996458087367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2467532467532">
                <text:p>0.5324675324675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64344746162928">
                <text:p>0.564344746162928</text:p>
              </table:table-cell>
              <table:table-cell office:value-type="float" office:value="0.547815820543093">
                <text:p>0.547815820543093</text:p>
              </table:table-cell>
              <table:table-cell office:value-type="float" office:value="0.539551357733176">
                <text:p>0.539551357733176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6009445100354">
                <text:p>0.536009445100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608028335301063">
                <text:p>0.608028335301063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41912632821724">
                <text:p>0.541912632821724</text:p>
              </table:table-cell>
              <table:table-cell office:value-type="float" office:value="0.537190082644628">
                <text:p>0.5371900826446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57260920897285">
                <text:p>0.557260920897285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92680047225502">
                <text:p>0.592680047225502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82054309327037">
                <text:p>0.582054309327037</text:p>
              </table:table-cell>
              <table:table-cell office:value-type="float" office:value="0.547815820543093">
                <text:p>0.547815820543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87957497048406">
                <text:p>0.58795749704840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58441558441558">
                <text:p>0.5584415584415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641086186540732">
                <text:p>0.641086186540732</text:p>
              </table:table-cell>
              <table:table-cell office:value-type="float" office:value="0.586776859504132">
                <text:p>0.586776859504132</text:p>
              </table:table-cell>
              <table:table-cell office:value-type="float" office:value="0.574970484061393">
                <text:p>0.574970484061393</text:p>
              </table:table-cell>
              <table:table-cell office:value-type="float" office:value="0.572609208972845">
                <text:p>0.572609208972845</text:p>
              </table:table-cell>
              <table:table-cell office:value-type="float" office:value="0.552538370720189">
                <text:p>0.5525383707201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77331759149941">
                <text:p>0.577331759149941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4899645808737">
                <text:p>0.554899645808737</text:p>
              </table:table-cell>
              <table:table-cell office:value-type="float" office:value="0.553719008264463">
                <text:p>0.5537190082644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611570247933884">
                <text:p>0.611570247933884</text:p>
              </table:table-cell>
              <table:table-cell office:value-type="float" office:value="0.593860684769776">
                <text:p>0.593860684769776</text:p>
              </table:table-cell>
              <table:table-cell office:value-type="float" office:value="0.58323494687131">
                <text:p>0.58323494687131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9504132231405">
                <text:p>0.59504132231405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8913813459268">
                <text:p>0.58913813459268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61629279811098">
                <text:p>0.61629279811098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612750885478158">
                <text:p>0.612750885478158</text:p>
              </table:table-cell>
              <table:table-cell office:value-type="float" office:value="0.609208972845337">
                <text:p>0.609208972845337</text:p>
              </table:table-cell>
              <table:table-cell office:value-type="float" office:value="0.608028335301063">
                <text:p>0.608028335301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615112160566706">
                <text:p>0.615112160566706</text:p>
              </table:table-cell>
              <table:table-cell office:value-type="float" office:value="0.597402597402597">
                <text:p>0.597402597402597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5525383707202">
                <text:p>0.565525383707202</text:p>
              </table:table-cell>
              <table:table-cell office:value-type="float" office:value="0.56198347107438">
                <text:p>0.56198347107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91499409681228">
                <text:p>0.591499409681228</text:p>
              </table:table-cell>
              <table:table-cell office:value-type="float" office:value="0.569067296340024">
                <text:p>0.569067296340024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58441558441558">
                <text:p>0.558441558441558</text:p>
              </table:table-cell>
              <table:table-cell office:value-type="float" office:value="0.557260920897285">
                <text:p>0.5572609208972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90318772136954">
                <text:p>0.590318772136954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198347107438">
                <text:p>0.56198347107438</text:p>
              </table:table-cell>
              <table:table-cell office:value-type="float" office:value="0.538370720188902">
                <text:p>0.538370720188902</text:p>
              </table:table-cell>
              <table:table-cell office:value-type="float" office:value="0.53482880755608">
                <text:p>0.53482880755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624557260920897">
                <text:p>0.624557260920897</text:p>
              </table:table-cell>
              <table:table-cell office:value-type="float" office:value="0.598583234946871">
                <text:p>0.598583234946871</text:p>
              </table:table-cell>
              <table:table-cell office:value-type="float" office:value="0.580873671782763">
                <text:p>0.580873671782763</text:p>
              </table:table-cell>
              <table:table-cell office:value-type="float" office:value="0.566706021251476">
                <text:p>0.566706021251476</text:p>
              </table:table-cell>
              <table:table-cell office:value-type="float" office:value="0.560802833530106">
                <text:p>0.560802833530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